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6" style:family="paragraph" style:parent-style-name="Standard">
      <style:text-properties fo:color="#000000" style:font-name="Calibri" fo:font-style="normal" style:text-underline-style="none" fo:font-weight="bold" style:font-style-asian="normal" style:font-weight-asian="bold" style:font-style-complex="normal" style:font-weight-complex="bold"/>
    </style:style>
    <style:style style:name="P7" style:family="paragraph" style:parent-style-name="Standard">
      <style:text-properties style:font-name="Calibri"/>
    </style:style>
    <style:style style:name="P8" style:family="paragraph" style:parent-style-name="Standard">
      <style:paragraph-properties fo:text-align="justify" style:justify-single-word="false"/>
      <style:text-properties style:font-name="Calibri"/>
    </style:style>
    <style:style style:name="P9" style:family="paragraph" style:parent-style-name="Standard">
      <style:text-properties style:font-name="Calibri" fo:font-weight="normal" style:font-weight-asian="normal" style:font-weight-complex="normal"/>
    </style:style>
    <style:style style:name="P10"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11"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2"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3"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14" style:family="paragraph" style:parent-style-name="Standard">
      <style:paragraph-properties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5"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6"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8"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9" style:family="paragraph" style:parent-style-name="Standard">
      <style:paragraph-properties fo:margin-left="0cm" fo:margin-right="0.095cm" fo:text-align="justify" style:justify-single-word="false" fo:text-indent="0cm" style:auto-text-indent="false"/>
      <style:text-properties style:font-name="Calibri"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margin-left="0cm" fo:margin-right="-0.549cm" fo:text-indent="0cm" style:auto-text-indent="false" fo:break-before="page"/>
      <style:text-properties style:font-name="Calibri" fo:font-weight="normal" style:font-weight-asian="normal" style:font-weight-complex="normal"/>
    </style:style>
    <style:style style:name="P21"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Calibri" fo:font-weight="normal" style:font-weight-asian="normal" style:font-weight-complex="normal"/>
    </style:style>
    <style:style style:name="P23" style:family="paragraph" style:parent-style-name="Standard">
      <style:paragraph-properties fo:text-align="justify" style:justify-single-word="fals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4"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5" style:family="paragraph" style:parent-style-name="Standard" style:list-style-name="L3">
      <style:paragraph-properties fo:margin-left="-0.026cm" fo:margin-right="0cm" fo:line-height="100%" fo:text-align="justify" style:justify-single-word="false" fo:text-indent="-0.026cm" style:auto-text-indent="false" style:text-autospace="none">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6" style:family="paragraph" style:parent-style-name="Standard" style:list-style-name="L4">
      <style:paragraph-properties fo:margin-left="-0.026cm" fo:margin-right="0cm" fo:line-height="100%" fo:text-align="justify" style:justify-single-word="false" fo:text-indent="-0.026cm" style:auto-text-indent="false" style:text-autospace="none">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name-asian="TTE1C28908t00" style:font-weight-asian="bold" style:font-name-complex="TTE1C28908t00"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5" style:family="text">
      <style:text-properties fo:color="#000000"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T6" style:family="text">
      <style:text-properties style:font-name-asian="TTE1C28908t00" style:font-name-complex="TTE1C28908t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8</text:p>
      <text:p text:style-name="P15">Nombre d’exprimés : 11 </text:p>
      <text:p text:style-name="P15"><text:s/><text:tab/><text:tab/><text:tab/><text:tab/><text:tab/><text:tab/><text:tab/><text:tab/><text:tab/><text:span text:style-name="T3">Séance du jeudi 17 juin 2011</text:span></text:p>
      <text:p text:style-name="P15"><text:span text:style-name="T3">Date de la convocation </text:span>:</text:p>
      <text:p text:style-name="P15">09 juin 2011</text:p>
      <text:p text:style-name="P16">--------------------------------</text:p>
      <text:p text:style-name="P2">L’an deux mil onze le dix sept juin à dix sept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s PADIOLLEAU, DÉROGIS, GALIMANT, GOHIER, Mmes ULIVI, MORLEC, ROQUIN, GENTILHOMME</text:p>
      <text:p text:style-name="P2"><text:span text:style-name="T3">Pouvoirs</text:span>: Mlle DENIS à Mme MORLEC, Mme FRANCESCAT à Mme GENTILHOMME, M. ADMUMEAU à M. PADIOLLEAU</text:p>
      <text:p text:style-name="P2"><text:span text:style-name="T3">Absent</text:span> : M. RONCIER, M. MORLEC</text:p>
      <text:p text:style-name="P2"/>
      <text:p text:style-name="P2">Mme ULIVI a été élue secrétaire de séance.</text:p>
      <text:p text:style-name="P2"/>
      <text:p text:style-name="P2">Ordre du jour :</text:p>
      <text:list xml:id="list35307693" text:style-name="L1">
        <text:list-item>
          <text:list>
            <text:list-item>
              <text:p text:style-name="P24">Désignation des délégués du Conseil Municipal et de leurs suppléants membres du collège électoral pour l'élection sénatoriale du 25 septembre 2011</text:p>
            </text:list-item>
          </text:list>
        </text:list-item>
      </text:list>
      <text:p text:style-name="P17">--------------------------------</text:p>
      <text:p text:style-name="P18">1) <text:span text:style-name="T6">Désignation des délégués du Conseil Municipal et de leurs suppléants membres du collège électoral pour l'élection sénatoriale du 25 septembre 2011</text:span></text:p>
      <text:p text:style-name="P19"/>
      <text:p text:style-name="P22">Après avoir constaté que les conditions de quorum étaient remplies (conformément à l'art. L.2121-15 du CGCT), le bureau de vote a été constitué (conformément à l'art. R.133 du code électoral). Outre le Maire qui assure la présidence, MM GOHIER, GALIMANT (les deux plus âgés des membres présents), M. DÉROGIS et Mme GENTILHOMME (les deux plus jeunes des membres présents) <text:s text:c="5"/>constituent le bureau.</text:p>
      <text:p text:style-name="P22">Le Maire a ensuite invité les membres du Conseil à procéder au vote au scrutin secret et à la majorité absolue. Il rappelle que deux listes se sont présentées (étant entendu que 3 délégués et 3 suppléants doivent être désignés). </text:p>
      <text:p text:style-name="P22">Deux tours de scrutins ont été effectués (un pour les délégué puis un second pour les suppléants).</text:p>
      <text:p text:style-name="P22">Le Président a déclaré le scrutin clos et les membres du bureau ont procédé au dépouillement des bulletins de vote. Aucun bulletin n'a été déclaré nul.</text:p>
      <text:p text:style-name="P22">Ont été élus à <text:span text:style-name="T3">l'unanimité</text:span> (c'est à dire 11 voix) :</text:p>
      <text:p text:style-name="P22"><text:span text:style-name="T1">délégués</text:span> : Monsieur Louis GOHIER, Mme Christine ULIVI, M. Jean-Luc PADIOLLEAU</text:p>
      <text:p text:style-name="P22"><text:span text:style-name="T1">suppléants</text:span> : M. Jean-Claude ADUMEAU, Mme Chantal MORLEC, Mme Michelle ROQUIN</text:p>
      <text:p text:style-name="P22"/>
      <text:p text:style-name="P22">La séance est levée à 17h35.</text:p>
      <text:p text:style-name="P23"/>
      <text:p text:style-name="P3">Le Maire,</text:p>
      <text:p text:style-name="P8"><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06-24T16:10:37.96</dc:date>
    <dc:creator>Isabelle Derouet</dc:creator>
    <meta:editing-duration>PT112H11M16S</meta:editing-duration>
    <meta:editing-cycles>207</meta:editing-cycles>
    <meta:generator>OpenOffice.org/3.2$Win32 OpenOffice.org_project/320m18$Build-9502</meta:generator>
    <meta:printed-by>Isabelle Derouet</meta:printed-by>
    <meta:print-date>2011-06-17T13:51:07.90</meta:print-date>
    <meta:document-statistic meta:table-count="0" meta:image-count="0" meta:object-count="0" meta:page-count="1" meta:paragraph-count="29" meta:word-count="369" meta:character-count="2311"/>
    <meta:user-defined meta:name="Info 1"/>
    <meta:user-defined meta:name="Info 2"/>
    <meta:user-defined meta:name="Info 3"/>
    <meta:user-defined meta:name="Info 4"/>
  </office:meta>
</office:document-meta>
</file>